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6.974cm"/>
    </style:style>
    <style:style style:name="Table1.B" style:family="table-column">
      <style:table-column-properties style:column-width="10.024cm"/>
    </style:style>
    <style:style style:name="Table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B1" style:family="table-cell">
      <style:table-cell-properties style:vertical-align="middle" style:border-line-width="0.002cm 0.088cm 0.002cm" fo:padding="0.049cm" fo:border="2.6pt double #808080"/>
    </style:style>
    <style:style style:name="Table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2" style:family="table">
      <style:table-properties style:width="16.999cm" table:align="left"/>
    </style:style>
    <style:style style:name="Table2.A" style:family="table-column">
      <style:table-column-properties style:column-width="7.114cm"/>
    </style:style>
    <style:style style:name="Table2.B" style:family="table-column">
      <style:table-column-properties style:column-width="9.885cm"/>
    </style:style>
    <style:style style:name="Table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2.B1" style:family="table-cell">
      <style:table-cell-properties style:vertical-align="middle" style:border-line-width="0.002cm 0.088cm 0.002cm" fo:padding="0.049cm" fo:border="2.6pt double #808080"/>
    </style:style>
    <style:style style:name="Table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2.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3" style:family="table">
      <style:table-properties style:width="16.999cm" table:align="left"/>
    </style:style>
    <style:style style:name="Table3.A" style:family="table-column">
      <style:table-column-properties style:column-width="5.595cm"/>
    </style:style>
    <style:style style:name="Table3.B" style:family="table-column">
      <style:table-column-properties style:column-width="11.404cm"/>
    </style:style>
    <style:style style:name="Table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3.B1" style:family="table-cell">
      <style:table-cell-properties style:vertical-align="middle" style:border-line-width="0.002cm 0.088cm 0.002cm" fo:padding="0.049cm" fo:border="2.6pt double #808080"/>
    </style:style>
    <style:style style:name="Table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text-align="justify" style:justify-single-word="false"/>
      <style:text-properties style:font-name="Arial" fo:font-size="10pt" style:font-size-asian="10pt" style:font-size-complex="10pt"/>
    </style:style>
    <style:style style:name="P3" style:family="paragraph" style:parent-style-name="Preformatted_20_Text">
      <style:paragraph-properties fo:margin-top="0cm" fo:margin-bottom="0.499cm" style:contextual-spacing="false" fo:text-align="justify" style:justify-single-word="false"/>
    </style:style>
    <style:style style:name="P4" style:family="paragraph" style:parent-style-name="List_20_Contents">
      <style:paragraph-properties fo:margin-top="0cm" fo:margin-bottom="0.499cm" style:contextual-spacing="false" fo:text-align="justify" style:justify-single-word="false"/>
      <style:text-properties style:font-name="Arial" fo:font-size="10pt" style:font-size-asian="10pt" style:font-size-complex="10pt"/>
    </style:style>
    <style:style style:name="P5" style:family="paragraph" style:parent-style-name="List_20_Contents">
      <style:paragraph-properties fo:text-align="justify" style:justify-single-word="false"/>
      <style:text-properties style:font-name="Arial" fo:font-size="10pt" style:font-size-asian="10pt" style:font-size-complex="10pt"/>
    </style:style>
    <style:style style:name="P6" style:family="paragraph" style:parent-style-name="List_20_Heading">
      <style:paragraph-properties fo:text-align="justify" style:justify-single-word="false"/>
      <style:text-properties style:font-name="Arial" fo:font-size="10pt" style:font-size-asian="10pt" style:font-size-complex="10pt"/>
    </style:style>
    <style:style style:name="P7" style:family="paragraph" style:parent-style-name="Heading_20_2">
      <style:paragraph-properties fo:text-align="justify" style:justify-single-word="false"/>
      <style:text-properties style:font-name="Arial" fo:font-size="12pt" style:font-size-asian="12pt" style:font-size-complex="12pt"/>
    </style:style>
    <style:style style:name="P8" style:family="paragraph" style:parent-style-name="Heading_20_2">
      <style:paragraph-properties fo:text-align="justify" style:justify-single-word="false"/>
      <style:text-properties style:font-name="Arial" fo:font-size="11pt" style:font-size-asian="11pt" style:font-size-complex="11pt"/>
    </style:style>
    <style:style style:name="P9" style:family="paragraph" style:parent-style-name="Heading_20_1">
      <style:text-properties fo:color="#0000ff" loext:opacity="100%" style:font-name="Arial" fo:font-size="14pt" style:text-underline-style="solid" style:text-underline-width="auto" style:text-underline-color="font-color" style:font-size-asian="14pt" style:font-size-complex="14pt"/>
    </style:style>
    <style:style style:name="P10" style:family="paragraph" style:parent-style-name="Heading_20_1">
      <style:paragraph-properties fo:text-align="justify" style:justify-single-word="false"/>
      <style:text-properties fo:color="#0000ff" loext:opacity="100%" style:font-name="Arial" fo:font-size="14pt" style:text-underline-style="solid" style:text-underline-width="auto" style:text-underline-color="font-color" style:font-size-asian="14pt" style:font-size-complex="14pt"/>
    </style:style>
    <style:style style:name="P11" style:family="paragraph" style:parent-style-name="Text_20_body">
      <style:paragraph-properties fo:text-align="justify" style:justify-single-word="false"/>
      <style:text-properties style:font-name="Arial" fo:font-size="10pt" style:font-size-asian="10pt" style:font-size-complex="10pt"/>
    </style:style>
    <style:style style:name="P12" style:family="paragraph" style:parent-style-name="Text_20_body">
      <style:paragraph-properties fo:text-align="justify" style:justify-single-word="false"/>
      <style:text-properties style:font-name="Arial" fo:font-size="11pt" style:font-size-asian="11pt" style:font-size-complex="11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color="#0000ff" loext:opacity="100%" style:font-name="Arial" fo:font-size="13pt" style:font-size-asian="13pt" style:font-size-complex="13pt"/>
    </style:style>
    <style:style style:name="P15" style:family="paragraph" style:parent-style-name="Preformatted_20_Text">
      <style:paragraph-properties fo:text-align="justify" style:justify-single-word="false"/>
      <style:text-properties style:font-name="Arial" fo:font-size="10pt" style:font-size-asian="10pt" style:font-size-complex="10pt"/>
    </style:style>
    <style:style style:name="P16" style:family="paragraph" style:parent-style-name="Preformatted_20_Text">
      <style:paragraph-properties fo:text-align="justify" style:justify-single-word="false"/>
      <style:text-properties style:font-name="Arial" fo:font-size="11pt" style:font-size-asian="11pt" style:font-size-complex="11pt"/>
    </style:style>
    <style:style style:name="P17" style:family="paragraph" style:parent-style-name="Preformatted_20_Text">
      <style:paragraph-properties fo:text-align="justify" style:justify-single-word="false"/>
    </style:style>
    <style:style style:name="P18" style:family="paragraph" style:parent-style-name="Standard">
      <style:paragraph-properties fo:text-align="justify" style:justify-single-word="false"/>
      <style:text-properties fo:color="#0000ff" loext:opacity="100%" style:font-name="Arial" fo:font-size="13pt" style:font-size-asian="13pt" style:font-size-complex="13pt"/>
    </style:style>
    <style:style style:name="P19" style:family="paragraph" style:parent-style-name="Standard">
      <style:paragraph-properties fo:text-align="justify" style:justify-single-word="false"/>
      <style:text-properties fo:color="#000000" loext:opacity="100%" style:font-name="Arial" fo:font-size="11pt" style:text-underline-style="none" style:font-size-asian="11pt" style:font-size-complex="11pt"/>
    </style:style>
    <style:style style:name="P20" style:family="paragraph" style:parent-style-name="Heading_20_3">
      <style:text-properties fo:color="#0000ff" loext:opacity="100%" fo:font-size="18pt" style:text-underline-style="solid" style:text-underline-width="auto" style:text-underline-color="font-color" style:font-size-asian="18pt" style:font-size-complex="18pt"/>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Arial" fo:font-size="11pt" style:font-size-asian="11pt" style:font-size-complex="11pt"/>
    </style:style>
    <style:style style:name="P23" style:family="paragraph" style:parent-style-name="Table_20_Heading">
      <style:paragraph-properties fo:text-align="justify" style:justify-single-word="false"/>
      <style:text-properties style:font-name="Arial" fo:font-size="11pt" style:font-size-asian="11pt" style:font-size-complex="11pt"/>
    </style:style>
    <style:style style:name="P24" style:family="paragraph" style:parent-style-name="Preformatted_20_Text">
      <style:paragraph-properties fo:margin-left="-1.251cm" fo:margin-right="0cm" fo:margin-top="0cm" fo:margin-bottom="0.499cm" style:contextual-spacing="false" fo:text-indent="0cm" style:auto-text-indent="false"/>
    </style:style>
    <style:style style:name="T1" style:family="text">
      <style:text-properties style:font-name="Arial"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fo:color="#000000" loext:opacity="100%"/>
    </style:style>
    <style:style style:name="T4" style:family="text">
      <style:text-properties style:text-underline-style="solid" style:text-underline-width="auto" style:text-underline-color="font-color"/>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officeooo:rsid="001d95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3">CSS/HTML</text:h>
      <text:h text:style-name="Heading_20_3" text:outline-level="3">Fichero <text:span text:style-name="T6">ejemploCss</text:span>.htm<text:span text:style-name="T6">l</text:span></text:h>
      <text:p text:style-name="Preformatted_20_Text"><text:s text:c="8"/><text:span text:style-name="Source_20_Text">&lt;html&gt;</text:span></text:p>
      <text:p text:style-name="Preformatted_20_Text"><text:s text:c="10"/><text:span text:style-name="Source_20_Text">&lt;head&gt;</text:span></text:p>
      <text:p text:style-name="Preformatted_20_Text"><text:s text:c="16"/><text:span text:style-name="Source_20_Text">&lt;title&gt;Mi documento&lt;/title&gt;</text:span></text:p>
      <text:p text:style-name="Preformatted_20_Text"><text:s text:c="16"/><text:span text:style-name="Source_20_Text">&lt;link rel="stylesheet" type="text/css" href="estilo.css" /&gt;</text:span></text:p>
      <text:p text:style-name="Preformatted_20_Text"><text:s text:c="10"/><text:span text:style-name="Source_20_Text">&lt;/head&gt;</text:span></text:p>
      <text:p text:style-name="Preformatted_20_Text"><text:s text:c="10"/><text:span text:style-name="Source_20_Text">&lt;body&gt;</text:span></text:p>
      <text:p text:style-name="Preformatted_20_Text"><text:s text:c="16"/><text:span text:style-name="Source_20_Text">&lt;h1&gt;Mi primera hoja de estilo&lt;/h1&gt;</text:span></text:p>
      <text:p text:style-name="Preformatted_20_Text"><text:s text:c="10"/><text:span text:style-name="Source_20_Text">&lt;/body&gt;</text:span></text:p>
      <text:p text:style-name="Preformatted_20_Text"><text:s text:c="8"/><text:span text:style-name="Source_20_Text">&lt;/html&gt;</text:span></text:p>
      <text:p text:style-name="P1"><text:s text:c="8"/></text:p>
      <text:h text:style-name="Heading_20_3" text:outline-level="3">Fichero <text:span text:style-name="T4">estilo.css</text:span></text:h>
      <text:p text:style-name="Preformatted_20_Text"><text:s text:c="8"/><text:span text:style-name="Source_20_Text">body {</text:span></text:p>
      <text:p text:style-name="Preformatted_20_Text"><text:s text:c="10"/><text:span text:style-name="Source_20_Text">background-color: #FF0000;</text:span></text:p>
      <text:p text:style-name="Preformatted_20_Text"><text:s text:c="8"/><text:span text:style-name="Source_20_Text">}</text:span></text:p>
      <text:p text:style-name="P1"><text:s text:c="8"/></text:p>
      <text:p text:style-name="Text_20_body">Ahora coloca los dos ficheros en la misma carpeta. Recuerda grabar los ficheros con las extensiones correctas (".htm<text:span text:style-name="T6">l</text:span>" y ".css", respectivamente).</text:p>
      <text:p text:style-name="Text_20_body"/>
      <text:p text:style-name="Standard">&lt;!DOCTYPE html&gt;</text:p>
      <text:p text:style-name="Standard">&lt;html&gt;</text:p>
      <text:p text:style-name="Standard">&lt;head&gt;</text:p>
      <text:p text:style-name="Standard"><text:s text:c="2"/>&lt;meta charset=”<text:span text:style-name="T6">UTF-8</text:span>"&gt;</text:p>
      <text:p text:style-name="Standard"><text:s text:c="2"/>&lt;title&gt; <text:span text:style-name="T6">Ejemplo CSS</text:span>&lt;/title&gt;</text:p>
      <text:p text:style-name="Standard"><text:s text:c="2"/>&lt;link rel="stylesheet" type="text/css" href="<text:span text:style-name="T6">estilo</text:span>.css"&gt;</text:p>
      <text:p text:style-name="Standard">&lt;/head&gt;</text:p>
      <text:p text:style-name="Standard">&lt;body&gt;</text:p>
      <text:p text:style-name="Standard">&lt;h1&gt;Mi primera hoja de estilo&lt;/h1&gt;</text:p>
      <text:p text:style-name="Standard">&lt;br&gt;</text:p>
      <text:p text:style-name="Standard">&lt;/body&gt;</text:p>
      <text:p text:style-name="Standard">&lt;/html&gt;</text:p>
      <text:p text:style-name="Standard">-----------------------------------------------------------</text:p>
      <text:p text:style-name="Standard">body,h1 {</text:p>
      <text:p text:style-name="Standard"><text:s text:c="10"/>background-color: red;</text:p>
      <text:p text:style-name="Standard"><text:s text:c="8"/>}</text:p>
      <text:p text:style-name="Standard"/>
      <text:h text:style-name="P10" text:outline-level="1">CSS (Texto)</text:h>
      <text:p text:style-name="P11">Formatear y añadir estilo al texto es un tema clave para cualquier diseñador web: CSS permite añadir presentación al texto. </text:p>
      <text:h text:style-name="P7" text:outline-level="2"><text:bookmark text:name="s1"/>Sangría del texto [text-indent]</text:h>
      <text:p text:style-name="P13"><text:span text:style-name="T1">La propiedad </text:span><text:span text:style-name="Source_20_Text"><text:span text:style-name="T1">text-indent</text:span></text:span><text:span text:style-name="T1"> permite añadir un toque de elegancia a los párrafos de texto al aplicar sangría a la primera línea de dicho párrafo. En el ejemplo siguiente se ha aplicado una sangía de </text:span><text:span text:style-name="Strong_20_Emphasis"><text:span text:style-name="T1">30px</text:span></text:span><text:span text:style-name="T1"> a todos los párrafos de texto marcados con la etiqueta </text:span><text:span text:style-name="Source_20_Text"><text:span text:style-name="T1">&lt;p&gt;</text:span></text:span><text:span text:style-name="T1">:</text:span></text:p>
      <text:p text:style-name="P15"><text:soft-page-break/><text:s text:c="8"/></text:p>
      <text:p text:style-name="P17"><text:span text:style-name="Source_20_Text"><text:span text:style-name="T1"><text:s text:c="8"/>p {</text:span></text:span></text:p>
      <text:p text:style-name="P17"><text:span text:style-name="Source_20_Text"><text:span text:style-name="T1"><text:s text:c="16"/>text-indent: 30px;</text:span></text:span></text:p>
      <text:p text:style-name="P17"><text:span text:style-name="Source_20_Text"><text:span text:style-name="T1"><text:s text:c="8"/>}</text:span></text:span></text:p>
      <text:p text:style-name="P17"><text:span text:style-name="Source_20_Text"><text:span text:style-name="T1"><text:s text:c="8"/></text:span></text:span></text:p>
      <text:h text:style-name="P7" text:outline-level="2"><text:bookmark text:name="s2"/>Alineación del texto [text-align]</text:h>
      <text:p text:style-name="P13"><text:span text:style-name="T1">La propiedad CSS </text:span><text:span text:style-name="Source_20_Text"><text:span text:style-name="T1">text-align</text:span></text:span><text:span text:style-name="T1"> es el equivalente al atributo </text:span><text:span text:style-name="Source_20_Text"><text:span text:style-name="T1">align</text:span></text:span><text:span text:style-name="T1"> usado en versiones anteriores de HTML. Los valores posibles de esta propiedad son: </text:span><text:span text:style-name="Strong_20_Emphasis"><text:span text:style-name="T1">left </text:span></text:span><text:span text:style-name="T1">(texto alineado a la izquierda), </text:span><text:span text:style-name="Strong_20_Emphasis"><text:span text:style-name="T1">right</text:span></text:span><text:span text:style-name="T1"> (texto alineado a la derecha) o </text:span><text:span text:style-name="Strong_20_Emphasis"><text:span text:style-name="T1">center</text:span></text:span><text:span text:style-name="T1"> (texto con alineación centrada). Además, el valor </text:span><text:span text:style-name="Strong_20_Emphasis"><text:span text:style-name="T1">justify</text:span></text:span><text:span text:style-name="T1">(alineación justificada) alargará cada línea de forma que los márgenes izquierdo y derecho estén justificados. </text:span></text:p>
      <text:p text:style-name="P13"><text:span text:style-name="T1">En el ejemplo que sigue, el texto de los encabezados de la tabla, </text:span><text:span text:style-name="Source_20_Text"><text:span text:style-name="T1">&lt;th&gt;</text:span></text:span><text:span text:style-name="T1">, se ha alineado a la derecha, mientras que los datos de la tabla, </text:span><text:span text:style-name="Source_20_Text"><text:span text:style-name="T1">&lt;td&gt;</text:span></text:span><text:span text:style-name="T1">, aparecen centrados. Además, los párrafos de texto normales están justificados:</text:span></text:p>
      <text:p text:style-name="P15"><text:s text:c="8"/></text:p>
      <text:p text:style-name="P17"><text:span text:style-name="Source_20_Text"><text:span text:style-name="T1"><text:s text:c="8"/>th {</text:span></text:span></text:p>
      <text:p text:style-name="P17"><text:span text:style-name="Source_20_Text"><text:span text:style-name="T1"><text:s text:c="16"/>text-align: </text:span></text:span><text:span text:style-name="Strong_20_Emphasis"><text:span text:style-name="T1">right;</text:span></text:span></text:p>
      <text:p text:style-name="P17"><text:span text:style-name="Source_20_Text"><text:span text:style-name="T1"><text:s text:c="8"/>}</text:span></text:span></text:p>
      <text:p text:style-name="P15"/>
      <text:p text:style-name="P17"><text:span text:style-name="Source_20_Text"><text:span text:style-name="T1"><text:s text:c="8"/>td {</text:span></text:span></text:p>
      <text:p text:style-name="P17"><text:span text:style-name="Source_20_Text"><text:span text:style-name="T1"><text:s text:c="16"/>text-align: </text:span></text:span><text:span text:style-name="Strong_20_Emphasis"><text:span text:style-name="T1">center;</text:span></text:span></text:p>
      <text:p text:style-name="P17"><text:span text:style-name="Source_20_Text"><text:span text:style-name="T1"><text:s text:c="8"/>}</text:span></text:span></text:p>
      <text:p text:style-name="P15"/>
      <text:p text:style-name="P17"><text:span text:style-name="Source_20_Text"><text:span text:style-name="T1"><text:s text:c="8"/>p {</text:span></text:span></text:p>
      <text:p text:style-name="P17"><text:span text:style-name="Source_20_Text"><text:span text:style-name="T1"><text:s text:c="16"/>text-align: </text:span></text:span><text:span text:style-name="Strong_20_Emphasis"><text:span text:style-name="T1">justify;</text:span></text:span></text:p>
      <text:p text:style-name="P17"><text:span text:style-name="Source_20_Text"><text:span text:style-name="T1"><text:s text:c="8"/>}</text:span></text:span></text:p>
      <text:p text:style-name="P17"><text:span text:style-name="Source_20_Text"><text:span text:style-name="T1"><text:s text:c="8"/></text:span></text:span></text:p>
      <text:h text:style-name="P7" text:outline-level="2"><text:bookmark text:name="s3"/>Decoración del texto [text-decoration]</text:h>
      <text:p text:style-name="P13"><text:span text:style-name="T1">La propiedad </text:span><text:span text:style-name="Source_20_Text"><text:span text:style-name="T1">text-decoration</text:span></text:span><text:span text:style-name="T1"> permite añadir diferentes "decoraciones" o "efectos" al texto. Por ejemplo, se puede subrayar el texto, tacharlo o ponerle un subrayado superior. En el ejemplo siguiente, el elemento </text:span><text:span text:style-name="Source_20_Text"><text:span text:style-name="T1">&lt;h1&gt;</text:span></text:span><text:span text:style-name="T1">aparecerá subrayado, el elemento </text:span><text:span text:style-name="Source_20_Text"><text:span text:style-name="T1">&lt;h2&gt;</text:span></text:span><text:span text:style-name="T1"> aparecerá con un subrayado por encima del texto y el elemento </text:span><text:span text:style-name="Source_20_Text"><text:span text:style-name="T1">&lt;h3&gt;</text:span></text:span><text:span text:style-name="T1"> tendrá el texto tachado.</text:span></text:p>
      <text:p text:style-name="P15"><text:s text:c="8"/></text:p>
      <text:p text:style-name="P17"><text:span text:style-name="Source_20_Text"><text:span text:style-name="T1"><text:s text:c="8"/>h1 {</text:span></text:span></text:p>
      <text:p text:style-name="P17"><text:span text:style-name="Source_20_Text"><text:span text:style-name="T1"><text:s text:c="16"/>text-decoration: </text:span></text:span><text:span text:style-name="Strong_20_Emphasis"><text:span text:style-name="T1">underline</text:span></text:span><text:span text:style-name="Source_20_Text"><text:span text:style-name="T1">;</text:span></text:span></text:p>
      <text:p text:style-name="P17"><text:span text:style-name="Source_20_Text"><text:span text:style-name="T1"><text:s text:c="8"/>}</text:span></text:span></text:p>
      <text:p text:style-name="P15"/>
      <text:p text:style-name="P17"><text:span text:style-name="Source_20_Text"><text:span text:style-name="T1"><text:s text:c="8"/>h2 {</text:span></text:span></text:p>
      <text:p text:style-name="P17"><text:span text:style-name="Source_20_Text"><text:span text:style-name="T1"><text:s text:c="16"/>text-decoration: </text:span></text:span><text:span text:style-name="Strong_20_Emphasis"><text:span text:style-name="T1">overline</text:span></text:span><text:span text:style-name="Source_20_Text"><text:span text:style-name="T1">;</text:span></text:span></text:p>
      <text:p text:style-name="P17"><text:span text:style-name="Source_20_Text"><text:span text:style-name="T1"><text:s text:c="8"/>}</text:span></text:span></text:p>
      <text:p text:style-name="P15"/>
      <text:p text:style-name="P17"><text:span text:style-name="Source_20_Text"><text:span text:style-name="T1"><text:s text:c="8"/>h3 {</text:span></text:span></text:p>
      <text:p text:style-name="P17"><text:span text:style-name="Source_20_Text"><text:span text:style-name="T1"><text:s text:c="16"/>text-decoration: </text:span></text:span><text:span text:style-name="Strong_20_Emphasis"><text:span text:style-name="T1">line-through</text:span></text:span><text:span text:style-name="Source_20_Text"><text:span text:style-name="T1">;</text:span></text:span></text:p>
      <text:p text:style-name="P17"><text:span text:style-name="Source_20_Text"><text:span text:style-name="T1"><text:s text:c="8"/>}</text:span></text:span></text:p>
      <text:p text:style-name="P17"><text:span text:style-name="Source_20_Text"><text:span text:style-name="T1"><text:s text:c="8"/></text:span></text:span></text:p>
      <text:p text:style-name="P2"><text:s text:c="8"/></text:p>
      <text:h text:style-name="P7" text:outline-level="2"><text:bookmark text:name="s4"/>Espaciado entre caracteres [letter-spacing]</text:h>
      <text:p text:style-name="P13"><text:span text:style-name="T1">El espaciado entre los caracteres de texto se puede especificar usando la propiedad </text:span><text:span text:style-name="Source_20_Text"><text:span text:style-name="T1">letter-spacing</text:span></text:span><text:span text:style-name="T1">. El valor de esta propiedad corresponde, sencillamente, al ancho deseado. Por ejemplo, si queremos un espaciado de </text:span><text:span text:style-name="Strong_20_Emphasis"><text:span text:style-name="T1">3px</text:span></text:span><text:span text:style-name="T1"> entre los caracteres de un párrafo de texto </text:span><text:span text:style-name="Source_20_Text"><text:span text:style-name="T1">&lt;p&gt;</text:span></text:span><text:span text:style-name="T1"> y </text:span><text:span text:style-name="Strong_20_Emphasis"><text:span text:style-name="T1">6px</text:span></text:span><text:span text:style-name="T1"> entre los caracteres de los encabezados </text:span><text:span text:style-name="Source_20_Text"><text:span text:style-name="T1">&lt;h1&gt;</text:span></text:span><text:span text:style-name="T1">, usaríamos el siguiente código:</text:span></text:p>
      <text:p text:style-name="P15"><text:s text:c="8"/></text:p>
      <text:p text:style-name="P17"><text:span text:style-name="Source_20_Text"><text:span text:style-name="T1"><text:s text:c="8"/>h1 {</text:span></text:span></text:p>
      <text:p text:style-name="P17"><text:span text:style-name="Source_20_Text"><text:span text:style-name="T1"><text:s text:c="16"/>letter-spacing: </text:span></text:span><text:span text:style-name="Strong_20_Emphasis"><text:span text:style-name="T1">6px;</text:span></text:span></text:p>
      <text:p text:style-name="P17"><text:span text:style-name="Source_20_Text"><text:span text:style-name="T1"><text:s text:c="8"/>}</text:span></text:span></text:p>
      <text:p text:style-name="P15"><text:soft-page-break/></text:p>
      <text:p text:style-name="P17"><text:span text:style-name="Source_20_Text"><text:span text:style-name="T1"><text:s text:c="8"/>p {</text:span></text:span></text:p>
      <text:p text:style-name="P17"><text:span text:style-name="Source_20_Text"><text:span text:style-name="T1"><text:s text:c="16"/>letter-spacing: </text:span></text:span><text:span text:style-name="Strong_20_Emphasis"><text:span text:style-name="T1">3px;</text:span></text:span></text:p>
      <text:p text:style-name="P17"><text:span text:style-name="Source_20_Text"><text:span text:style-name="T1"><text:s text:c="8"/>}</text:span></text:span></text:p>
      <text:p text:style-name="P17"><text:span text:style-name="Source_20_Text"><text:span text:style-name="T1"><text:s text:c="8"/></text:span></text:span></text:p>
      <text:h text:style-name="P7" text:outline-level="2"><text:bookmark text:name="s5"/>Transformación del texto [text-transform]</text:h>
      <text:p text:style-name="P13"><text:span text:style-name="T1">La propiedad </text:span><text:span text:style-name="Source_20_Text"><text:span text:style-name="T1">text-transform</text:span></text:span><text:span text:style-name="T1"> controla la escritura en mayúsculas de un texto. Puedes elegir entre los valores </text:span><text:span text:style-name="Strong_20_Emphasis"><text:span text:style-name="T1">capitalize</text:span></text:span><text:span text:style-name="T1">, </text:span><text:span text:style-name="Strong_20_Emphasis"><text:span text:style-name="T1">uppercase</text:span></text:span><text:span text:style-name="T1"> o </text:span><text:span text:style-name="Strong_20_Emphasis"><text:span text:style-name="T1">lowercase</text:span></text:span><text:span text:style-name="T1">, sin importar cómo aparece el texto original en el código HTML.</text:span></text:p>
      <text:p text:style-name="P13"><text:span text:style-name="T1">Un ejemplo podría ser la palabra "título" que se puede presentar al usuario como "TÍTULO" o "Título". A continuación ofrecemos una explicación de los valores de la propiedad</text:span><text:span text:style-name="Source_20_Text"><text:span text:style-name="T1">text-transform</text:span></text:span><text:span text:style-name="T1"> mencionados en el párrafo anterior:</text:span></text:p>
      <text:p text:style-name="P6">capitalize</text:p>
      <text:p text:style-name="P5">Pone en mayúscula la primera letra de cada palabra. Por ejemplo, "john doe" aparecerá como "John Doe".</text:p>
      <text:p text:style-name="P6">uppercase</text:p>
      <text:p text:style-name="P5">Convierte todas las letras a mayúscula. Por ejemplo, "john doe" aparecerá como "JOHN DOE".</text:p>
      <text:p text:style-name="P6">lowercase</text:p>
      <text:p text:style-name="P5">Convierte todas las letras a minúscula. Por ejemplo, "JOHN DOE" aparecerá como "john doe". </text:p>
      <text:p text:style-name="P6">none</text:p>
      <text:p text:style-name="P4">No se realiza transformación alguna; el texto se presenta tal como aparece en el código HTML.</text:p>
      <text:p text:style-name="P13"><text:span text:style-name="T1">Como ejemplo, usaremos una lista de nombres. Todos los nombres están marcados con la etiqueta </text:span><text:span text:style-name="Source_20_Text"><text:span text:style-name="T1">&lt;li&gt;</text:span></text:span><text:span text:style-name="T1"> (de "list element", es decir, elemento de lista). Supongamos que queremos que las iniciales de los nombres aparezcan en mayúscula y los títulos con todos los caracteres en mayúscula.</text:span></text:p>
      <text:p text:style-name="P11">Échale un vistazo al código fuente del ejemplo y verás que el texto aparece realmente en minúscula.</text:p>
      <text:p text:style-name="P15"><text:s text:c="8"/></text:p>
      <text:p text:style-name="P17"><text:span text:style-name="Source_20_Text"><text:span text:style-name="T1"><text:s text:c="8"/>h1 {</text:span></text:span></text:p>
      <text:p text:style-name="P17"><text:span text:style-name="Source_20_Text"><text:span text:style-name="T1"><text:s text:c="16"/>text-transform: </text:span></text:span><text:span text:style-name="Strong_20_Emphasis"><text:span text:style-name="T1">uppercase;</text:span></text:span></text:p>
      <text:p text:style-name="P17"><text:span text:style-name="Source_20_Text"><text:span text:style-name="T1"><text:s text:c="8"/>}</text:span></text:span></text:p>
      <text:p text:style-name="P15"/>
      <text:p text:style-name="P17"><text:span text:style-name="Source_20_Text"><text:span text:style-name="T1"><text:s text:c="8"/>li {</text:span></text:span></text:p>
      <text:p text:style-name="P17"><text:span text:style-name="Source_20_Text"><text:span text:style-name="T1"><text:s text:c="16"/>text-transform: </text:span></text:span><text:span text:style-name="Strong_20_Emphasis"><text:span text:style-name="T1">capitalize;</text:span></text:span></text:p>
      <text:p text:style-name="P17"><text:span text:style-name="Source_20_Text"><text:span text:style-name="T1"><text:s text:c="8"/>}</text:span></text:span></text:p>
      <text:p text:style-name="P3"><text:span text:style-name="Source_20_Text"><text:span text:style-name="T1"><text:s text:c="8"/></text:span></text:span></text:p>
      <text:h text:style-name="P9" text:outline-level="1">Fuentes /CSS/HTML</text:h>
      <text:p text:style-name="Text_20_body"><text:s/>Se describirán las siguientes propiedades CSS: </text:p>
      <text:h text:style-name="Heading_20_2" text:outline-level="2"><text:bookmark text:name="s12"/>Familia de fuentes [font-family]</text:h>
      <text:p text:style-name="Text_20_body">La propiedad <text:span text:style-name="Source_20_Text">font-family</text:span> se usa para establecer una lista ordenada de fuentes que se usarán para mostrar un elemento determinado o una página web. Si la primera fuente de la lista no está instalada en el ordenador desde el que se accede al sitio, se seguirá probando con la siguiente fuente hasta encontrar una fuente apropiada.</text:p>
      <text:p text:style-name="Text_20_body">Para clasificar las fuentes se usan dos tipos de nombres: nombres de una familia y familias genéricas. Estos dos términos se explican a continuación.</text:p>
      <text:p text:style-name="Text_20_body"> Times New Roman, Garamond, Georgia ----&gt; pertenecen a la familia genérica Serif</text:p>
      <text:p text:style-name="Text_20_body">Trebuchet, Arial, Verdana ---&gt; pertenecen a la familia genérica Sans-Serif</text:p>
      <text:p text:style-name="Text_20_body">Courier, Courier New, Andele Mono ---&gt; pertenecen a la familia genérica Monospace</text:p>
      <text:p text:style-name="Text_20_body">Un ejemplo de lista de fuentes por orden de prioridad podría tener este aspecto:</text:p>
      <text:p text:style-name="Preformatted_20_Text"><text:soft-page-break/></text:p>
      <text:p text:style-name="Preformatted_20_Text"><text:span text:style-name="Source_20_Text"><text:s text:c="8"/>h1 {font-family: arial, verdana, sans-serif;}</text:span></text:p>
      <text:p text:style-name="Preformatted_20_Text"><text:span text:style-name="Source_20_Text"><text:s text:c="8"/>h2 {font-family: "Times New Roman", serif;}</text:span></text:p>
      <text:p text:style-name="P1"><text:span text:style-name="Source_20_Text"><text:s text:c="8"/></text:span></text:p>
      <text:p text:style-name="Text_20_body">Fíjate cómo el nombre de fuente "Times New Roman" contiene espacios y, por lo tanto, se lista usando comillas.</text:p>
      <text:h text:style-name="Heading_20_2" text:outline-level="2"><text:bookmark text:name="s22"/>Estilo de la fuente [font-style]</text:h>
      <text:p text:style-name="Text_20_body">La propiedad <text:span text:style-name="Source_20_Text">font-style</text:span> define la fuente elegida bien con el valor <text:span text:style-name="Strong_20_Emphasis">normal</text:span>, el valor<text:span text:style-name="Strong_20_Emphasis">italic</text:span> o el valor <text:span text:style-name="Strong_20_Emphasis">oblique</text:span>. En el ejemplo que sigue, todos los encabezados marcados con <text:span text:style-name="Source_20_Text">&lt;h2&gt;</text:span> aparecerán en cursiva.</text:p>
      <text:p text:style-name="Preformatted_20_Text"/>
      <text:p text:style-name="Preformatted_20_Text"><text:span text:style-name="Source_20_Text"><text:s text:c="8"/>h1 {font-family: arial, verdana, sans-serif;}</text:span></text:p>
      <text:p text:style-name="Preformatted_20_Text"><text:span text:style-name="Source_20_Text"><text:s text:c="8"/>h2 {font-family: "Times New Roman", serif; </text:span><text:span text:style-name="Strong_20_Emphasis">font-style: italic;</text:span><text:span text:style-name="Source_20_Text">}</text:span></text:p>
      <text:p text:style-name="P1"><text:span text:style-name="Source_20_Text"><text:s text:c="8"/></text:span></text:p>
      <text:h text:style-name="Heading_20_2" text:outline-level="2"><text:bookmark text:name="s32"/>Variante de fuente [font-variant]</text:h>
      <text:p text:style-name="Text_20_body">La propiedad <text:span text:style-name="Source_20_Text">font-variant</text:span> se usa para elegir entre las variantes <text:span text:style-name="Strong_20_Emphasis">normal</text:span> o <text:span text:style-name="Strong_20_Emphasis">small-caps</text:span> </text:p>
      <text:p text:style-name="Text_20_body">Si la propiedad <text:span text:style-name="Source_20_Text">font-variant</text:span> se establece con el valor <text:span text:style-name="Strong_20_Emphasis">small-caps</text:span> y no hay disponible una fuente en versalita, el navegador mostrará el texto en mayúscula.</text:p>
      <text:p text:style-name="Preformatted_20_Text"/>
      <text:p text:style-name="Preformatted_20_Text"><text:span text:style-name="Source_20_Text"><text:s text:c="8"/>h1 {font-variant: small-caps;}</text:span></text:p>
      <text:p text:style-name="Preformatted_20_Text"><text:span text:style-name="Source_20_Text"><text:s text:c="8"/>h2 {font-variant: normal;}</text:span></text:p>
      <text:p text:style-name="P1"><text:span text:style-name="Source_20_Text"><text:s text:c="5"/></text:span></text:p>
      <text:h text:style-name="Heading_20_2" text:outline-level="2"><text:bookmark text:name="s42"/>Peso de la fuente [font-weight]</text:h>
      <text:p text:style-name="Text_20_body">La propiedad <text:span text:style-name="Source_20_Text">font-weight</text:span> describe qué intensidad o "peso" en negrita debería tener la fuente. Toda fuente puede tener los valores <text:span text:style-name="Strong_20_Emphasis">normal</text:span> o <text:span text:style-name="Strong_20_Emphasis">bold</text:span>. Algunos navegadores soportan, incluso, el uso de números entre 100 y 900 (de cien en cien) para describir el peso de dicha fuente.</text:p>
      <text:p text:style-name="Preformatted_20_Text"/>
      <text:p text:style-name="Preformatted_20_Text"><text:span text:style-name="Source_20_Text"><text:s text:c="8"/>p {font-family: arial, verdana, sans-serif;}</text:span></text:p>
      <text:p text:style-name="Preformatted_20_Text"><text:span text:style-name="Source_20_Text"><text:s text:c="8"/>td {font-family: arial, verdana, sans-serif; </text:span><text:span text:style-name="Strong_20_Emphasis">font-weight: bold;</text:span><text:span text:style-name="Source_20_Text">}</text:span></text:p>
      <text:p text:style-name="P1"><text:span text:style-name="Source_20_Text"><text:s text:c="8"/></text:span></text:p>
      <text:h text:style-name="Heading_20_2" text:outline-level="2">Tamaño de la fuente [font-size]</text:h>
      <text:p text:style-name="Text_20_body">El tamaño de la fuente se establece por medio de la propiedad <text:span text:style-name="Source_20_Text">font-size</text:span>.</text:p>
      <text:p text:style-name="Text_20_body">A la hora de describir el tamaño de las fuentes, existen muchas unidades diferentes (por ejemplo, píxeles y porcentajes) entre las que elegir. </text:p>
      <text:p text:style-name="Preformatted_20_Text"/>
      <text:p text:style-name="Preformatted_20_Text"><text:span text:style-name="Source_20_Text"><text:s text:c="8"/>h1 {font-size: </text:span><text:span text:style-name="Strong_20_Emphasis">30px</text:span><text:span text:style-name="Source_20_Text">;}</text:span></text:p>
      <text:p text:style-name="Preformatted_20_Text"><text:span text:style-name="Source_20_Text"><text:s text:c="8"/>h2 {font-size: </text:span><text:span text:style-name="Strong_20_Emphasis">12pt</text:span><text:span text:style-name="Source_20_Text">;}</text:span></text:p>
      <text:p text:style-name="Preformatted_20_Text"><text:span text:style-name="Source_20_Text"><text:s text:c="8"/>h3 {font-size: </text:span><text:span text:style-name="Strong_20_Emphasis">120%</text:span><text:span text:style-name="Source_20_Text">;}</text:span></text:p>
      <text:p text:style-name="Preformatted_20_Text"><text:span text:style-name="Source_20_Text"><text:s text:c="8"/>p {font-size: </text:span><text:span text:style-name="Strong_20_Emphasis">1em;</text:span><text:span text:style-name="Source_20_Text">}</text:span></text:p>
      <text:p text:style-name="P1"><text:span text:style-name="Source_20_Text"><text:s text:c="8"/></text:span></text:p>
      <text:p text:style-name="Text_20_body"><text:soft-page-break/>Existe una diferencia clave entre las cuatro unidades anteriores. Las unidades '<text:span text:style-name="Strong_20_Emphasis">px</text:span>' y '<text:span text:style-name="Strong_20_Emphasis">pt</text:span>' establecen el tamaño de la fuente de forma absoluta, mientras que '<text:span text:style-name="Strong_20_Emphasis">%</text:span>' y '<text:span text:style-name="Strong_20_Emphasis">em</text:span>' permiten al usuario ajustar el tamaño de la misma según considere oportuno. </text:p>
      <text:h text:style-name="Heading_20_2" text:outline-level="2"><text:bookmark text:name="s61"/>Combinación de propiedades [font]</text:h>
      <text:p text:style-name="Text_20_body">Si usamos la propiedad abreviada <text:span text:style-name="Source_20_Text">font</text:span> es posible incluir todas las propiedades diferentes relativas a fuentes en una única propiedad.</text:p>
      <text:p text:style-name="Text_20_body">Por ejemplo, imagina estas cuatro líneas de código que usamos para describir las propiedades de fuente para la etiqueta <text:span text:style-name="Source_20_Text">&lt;p&gt;</text:span>:</text:p>
      <text:p text:style-name="Preformatted_20_Text"/>
      <text:p text:style-name="Preformatted_20_Text"><text:span text:style-name="Source_20_Text"><text:s text:c="8"/>p {</text:span></text:p>
      <text:p text:style-name="Preformatted_20_Text"><text:span text:style-name="Source_20_Text"><text:s text:c="16"/></text:span><text:span text:style-name="Strong_20_Emphasis">font-style: italic;</text:span></text:p>
      <text:p text:style-name="Preformatted_20_Text"><text:span text:style-name="Strong_20_Emphasis"><text:s text:c="16"/>font-weight: bold;</text:span></text:p>
      <text:p text:style-name="Preformatted_20_Text"><text:span text:style-name="Strong_20_Emphasis"><text:s text:c="16"/>font-size: 30px;</text:span></text:p>
      <text:p text:style-name="Preformatted_20_Text"><text:span text:style-name="Strong_20_Emphasis"><text:s text:c="16"/>font-family: arial, sans-serif;</text:span></text:p>
      <text:p text:style-name="Preformatted_20_Text"><text:span text:style-name="Source_20_Text"><text:s text:c="8"/>}</text:span></text:p>
      <text:p text:style-name="P24"><text:span text:style-name="Source_20_Text"><text:s text:c="8"/></text:span>Usando la propiedad abreviada, el código se puede simplicar así:</text:p>
      <text:p text:style-name="Preformatted_20_Text"><text:span text:style-name="Source_20_Text"><text:s text:c="8"/>p {</text:span></text:p>
      <text:p text:style-name="Preformatted_20_Text"><text:span text:style-name="Source_20_Text"><text:s text:c="16"/></text:span><text:span text:style-name="Strong_20_Emphasis">font: italic bold 30px arial, sans-serif;</text:span></text:p>
      <text:p text:style-name="Preformatted_20_Text"><text:span text:style-name="Source_20_Text"><text:s text:c="8"/>}</text:span></text:p>
      <text:p text:style-name="P24"><text:span text:style-name="Source_20_Text"><text:s text:c="8"/></text:span>El orden de los valores para la propiedad <text:span text:style-name="Source_20_Text">font</text:span> es:</text:p>
      <text:p text:style-name="P14"><text:span text:style-name="Source_20_Text"><text:span text:style-name="T3">font-style</text:span></text:span><text:span text:style-name="T3"> | </text:span><text:span text:style-name="Source_20_Text"><text:span text:style-name="T3">font-variant</text:span></text:span><text:span text:style-name="T3"> | </text:span><text:span text:style-name="Source_20_Text"><text:span text:style-name="T3">font-weight</text:span></text:span><text:span text:style-name="T3"> | </text:span><text:span text:style-name="Source_20_Text"><text:span text:style-name="T3">font-size</text:span></text:span><text:span text:style-name="T3"> | </text:span><text:span text:style-name="Source_20_Text"><text:span text:style-name="T3">font-family</text:span></text:span></text:p>
      <text:p text:style-name="P14"><text:span text:style-name="Source_20_Text"/></text:p>
      <text:p text:style-name="P18"><text:s/><text:span text:style-name="T5">Colores y fondos. propiedades CSS:</text:span></text:p>
      <text:p text:style-name="P19"/>
      <text:h text:style-name="P8" text:outline-level="2"><text:bookmark text:name="s11"/>Color de primer plano: la propiedad 'color'</text:h>
      <text:p text:style-name="P13"><text:span text:style-name="T2">La propiedad </text:span><text:span text:style-name="Source_20_Text"><text:span text:style-name="T2">color</text:span></text:span><text:span text:style-name="T2"> describe el color de primer plano de un elemento.</text:span></text:p>
      <text:p text:style-name="P13"><text:span text:style-name="T2">Por ejemplo, imagina que queremos que todos los títulos de un documento aparezcan con color rojo oscuro. Todos los títulos están marcados con el elemento </text:span><text:span text:style-name="Source_20_Text"><text:span text:style-name="T2">&lt;h1&gt;</text:span></text:span><text:span text:style-name="T2">. El código siguiente establece el color de los elementos </text:span><text:span text:style-name="Source_20_Text"><text:span text:style-name="T2">&lt;h1&gt;</text:span></text:span><text:span text:style-name="T2"> como rojo.</text:span></text:p>
      <text:p text:style-name="P16"/>
      <text:p text:style-name="P17"><text:span text:style-name="Source_20_Text"><text:span text:style-name="T2"><text:s text:c="8"/>h1 {</text:span></text:span></text:p>
      <text:p text:style-name="P17"><text:span text:style-name="Source_20_Text"><text:span text:style-name="T2"><text:s text:c="16"/></text:span></text:span><text:span text:style-name="Strong_20_Emphasis"><text:span text:style-name="T2">color: #ff0000;</text:span></text:span></text:p>
      <text:p text:style-name="P3"><text:span text:style-name="Source_20_Text"><text:span text:style-name="T2"><text:s text:c="8"/>} <text:s text:c="5"/></text:span></text:span></text:p>
      <text:p text:style-name="P12">Los colores se pueden introducir como valores hexadecimales, como en el ejemplo anterior: #ff0000; o se pueden usar los nombres de los colores: "red" (rojo), o bien como valores rgb: (rgb(255,0,0)).</text:p>
      <text:h text:style-name="P8" text:outline-level="2"><text:bookmark text:name="s21"/>La propiedad 'background-color'</text:h>
      <text:p text:style-name="P13"><text:span text:style-name="T2">La propiedad </text:span><text:span text:style-name="Source_20_Text"><text:span text:style-name="T2">background-color</text:span></text:span><text:span text:style-name="T2"> describe el color de fondo de los elementos.</text:span></text:p>
      <text:p text:style-name="P13"><text:span text:style-name="T2">El elemento </text:span><text:span text:style-name="Source_20_Text"><text:span text:style-name="T2">&lt;body&gt;</text:span></text:span><text:span text:style-name="T2"> contiene todo el contenido de un documento HTML. Así pues, para cambiar el color de fondo de una página, la propiedad </text:span><text:span text:style-name="Source_20_Text"><text:span text:style-name="T2">background-color</text:span></text:span><text:span text:style-name="T2"> debería aplicarse al elemento </text:span><text:span text:style-name="Source_20_Text"><text:span text:style-name="T2">&lt;body&gt;</text:span></text:span><text:span text:style-name="T2">.</text:span></text:p>
      <text:p text:style-name="P13"><text:span text:style-name="T2">También se pueden aplicar colores de fondo a otros elementos, entre ellos, a los encabezados y al texto. En el ejemplo que sigue se aplicarán diferentes colores a los elementos </text:span><text:span text:style-name="Source_20_Text"><text:span text:style-name="T2">&lt;body&gt;</text:span></text:span><text:span text:style-name="T2"> y </text:span><text:span text:style-name="Source_20_Text"><text:span text:style-name="T2">&lt;h1&gt;</text:span></text:span><text:span text:style-name="T2">.</text:span></text:p>
      <text:p text:style-name="P16"><text:soft-page-break/></text:p>
      <text:p text:style-name="P17"><text:span text:style-name="Source_20_Text"><text:span text:style-name="T2"><text:s text:c="8"/>body {</text:span></text:span></text:p>
      <text:p text:style-name="P17"><text:span text:style-name="Source_20_Text"><text:span text:style-name="T2"><text:s text:c="16"/></text:span></text:span><text:span text:style-name="Strong_20_Emphasis"><text:span text:style-name="T2">background-color: #FFCC66;</text:span></text:span></text:p>
      <text:p text:style-name="P17"><text:span text:style-name="Source_20_Text"><text:span text:style-name="T2"><text:s text:c="8"/>}</text:span></text:span></text:p>
      <text:p text:style-name="P16"/>
      <text:p text:style-name="P17"><text:span text:style-name="Source_20_Text"><text:span text:style-name="T2"><text:s text:c="8"/>h1 {</text:span></text:span></text:p>
      <text:p text:style-name="P17"><text:span text:style-name="Source_20_Text"><text:span text:style-name="T2"><text:s text:c="16"/>color: #990000;</text:span></text:span></text:p>
      <text:p text:style-name="P17"><text:span text:style-name="Source_20_Text"><text:span text:style-name="T2"><text:s text:c="16"/></text:span></text:span><text:span text:style-name="Strong_20_Emphasis"><text:span text:style-name="T2">background-color: #FC9804;</text:span></text:span></text:p>
      <text:p text:style-name="P17"><text:span text:style-name="Source_20_Text"><text:span text:style-name="T2"><text:s text:c="8"/>}</text:span></text:span></text:p>
      <text:h text:style-name="P8" text:outline-level="2"><text:bookmark text:name="s31"/>Imágenes de fondo [background-image]</text:h>
      <text:p text:style-name="P13"><text:span text:style-name="T2">La propiedad CSS </text:span><text:span text:style-name="Source_20_Text"><text:span text:style-name="T2">background-image</text:span></text:span><text:span text:style-name="T2"> se usa para insertar una imagen de fondo.</text:span></text:p>
      <text:p text:style-name="P12"/>
      <text:p text:style-name="P17"><text:span text:style-name="Source_20_Text"><text:span text:style-name="T2"><text:s text:c="8"/>body {</text:span></text:span></text:p>
      <text:p text:style-name="P17"><text:span text:style-name="Source_20_Text"><text:span text:style-name="T2"><text:s text:c="16"/>background-color: #FFCC66;</text:span></text:span></text:p>
      <text:p text:style-name="P17"><text:span text:style-name="Source_20_Text"><text:span text:style-name="T2"><text:s text:c="16"/></text:span></text:span><text:span text:style-name="Strong_20_Emphasis"><text:span text:style-name="T2">background-image: url("NombreImagen.gif");</text:span></text:span></text:p>
      <text:p text:style-name="P17"><text:span text:style-name="Source_20_Text"><text:span text:style-name="T2"><text:s text:c="8"/>}</text:span></text:span></text:p>
      <text:p text:style-name="P16"/>
      <text:p text:style-name="P17"><text:span text:style-name="Source_20_Text"><text:span text:style-name="T2"><text:s text:c="8"/>h1 {</text:span></text:span></text:p>
      <text:p text:style-name="P17"><text:span text:style-name="Source_20_Text"><text:span text:style-name="T2"><text:s text:c="16"/>color: #990000;</text:span></text:span></text:p>
      <text:p text:style-name="P17"><text:span text:style-name="Source_20_Text"><text:span text:style-name="T2"><text:s text:c="16"/>background-color: #FC9804;</text:span></text:span></text:p>
      <text:p text:style-name="P17"><text:span text:style-name="Source_20_Text"><text:span text:style-name="T2"><text:s text:c="8"/>}</text:span></text:span></text:p>
      <text:p text:style-name="P3"><text:span text:style-name="Source_20_Text"><text:span text:style-name="T2"><text:s text:c="8"/></text:span></text:span></text:p>
      <text:p text:style-name="P13"><text:span text:style-name="T2">NOTA: Fíjate cómo hemos especificado la localización de la imagen: </text:span><text:span text:style-name="Strong_20_Emphasis"><text:span text:style-name="T2">url("NombreImagen.gif")</text:span></text:span><text:span text:style-name="T2">. Esto significa que la imagen está en la misma carpeta que la hoja de estilo. También puedes hacer referencia a imágenes en otras carpetas usando </text:span><text:span text:style-name="Strong_20_Emphasis"><text:span text:style-name="T2">url("../imagenes/NombreImagen .gif").</text:span></text:span><text:span text:style-name="T2"> </text:span></text:p>
      <text:h text:style-name="P8" text:outline-level="2"><text:bookmark text:name="s41"/>Repetir la imagen de fondo [background-repeat]</text:h>
      <text:p text:style-name="P13"><text:span text:style-name="T2">En el ejemplo anterior, ¿te fijaste en que, por defecto, la mariposa se repetía tanto en el eje horizontal como en el vertical para ocupar toda la pantalla? La propiedad </text:span><text:span text:style-name="Source_20_Text"><text:span text:style-name="T2">background-repeat</text:span></text:span><text:span text:style-name="T2"> controla este comportamiento.</text:span></text:p>
      <text:p text:style-name="P13"><text:span text:style-name="T2">La tabla siguiente resume los cuatro valores diferentes para la propiedad </text:span><text:span text:style-name="Source_20_Text"><text:span text:style-name="T2">background-repeat</text:span></text:span><text:span text:style-name="T2">.</text:span></text:p>
      <table:table table:name="Table1" table:style-name="Table1">
        <table:table-column table:style-name="Table1.A"/>
        <table:table-column table:style-name="Table1.B"/>
        <table:table-header-rows>
          <table:table-row table:style-name="TableLine2954545930224">
            <table:table-cell table:style-name="Table1.A1" office:value-type="string">
              <text:p text:style-name="P23">Valor</text:p>
            </table:table-cell>
            <table:table-cell table:style-name="Table1.B1" office:value-type="string">
              <text:p text:style-name="P23">Descripción</text:p>
            </table:table-cell>
          </table:table-row>
        </table:table-header-rows>
        <table:table-row table:style-name="TableLine2954545917712">
          <table:table-cell table:style-name="Table1.A2" office:value-type="string">
            <text:p text:style-name="P21"><text:span text:style-name="Source_20_Text"><text:span text:style-name="T2">Background-repeat: repeat-x</text:span></text:span></text:p>
          </table:table-cell>
          <table:table-cell table:style-name="Table1.B2" office:value-type="string">
            <text:p text:style-name="P22">La imagen se repite en el eje horizontal</text:p>
          </table:table-cell>
        </table:table-row>
        <table:table-row table:style-name="TableLine2954545916896">
          <table:table-cell table:style-name="Table1.A2" office:value-type="string">
            <text:p text:style-name="P21"><text:span text:style-name="Source_20_Text"><text:span text:style-name="T2">background-repeat: repeat-y</text:span></text:span></text:p>
          </table:table-cell>
          <table:table-cell table:style-name="Table1.B2" office:value-type="string">
            <text:p text:style-name="P22">La imagen se repite en el eje vertical</text:p>
          </table:table-cell>
        </table:table-row>
        <table:table-row table:style-name="TableLine2954545919344">
          <table:table-cell table:style-name="Table1.A2" office:value-type="string">
            <text:p text:style-name="P21"><text:span text:style-name="Source_20_Text"><text:span text:style-name="T2">background-repeat: repeat</text:span></text:span></text:p>
          </table:table-cell>
          <table:table-cell table:style-name="Table1.B2" office:value-type="string">
            <text:p text:style-name="P22">La imagen se repite en el eje horizontal y vertical</text:p>
          </table:table-cell>
        </table:table-row>
        <table:table-row table:style-name="TableLine2954545927232">
          <table:table-cell table:style-name="Table1.A2" office:value-type="string">
            <text:p text:style-name="P21"><text:span text:style-name="Source_20_Text"><text:span text:style-name="T2">background-repeat: no-repeat</text:span></text:span></text:p>
          </table:table-cell>
          <table:table-cell table:style-name="Table1.B2" office:value-type="string">
            <text:p text:style-name="P22">La imagen no se repite</text:p>
          </table:table-cell>
        </table:table-row>
      </table:table>
      <text:p text:style-name="P12">Por ejemplo, para evitar que se repita un imagen de fondo, el código que tendríamos que usar sería el siguiente:</text:p>
      <text:p text:style-name="P16"/>
      <text:p text:style-name="P17"><text:span text:style-name="Source_20_Text"><text:span text:style-name="T2"><text:s text:c="6"/></text:span></text:span></text:p>
      <text:p text:style-name="P17"><text:span text:style-name="Source_20_Text"><text:span text:style-name="T2"><text:s text:c="2"/>body {</text:span></text:span></text:p>
      <text:p text:style-name="P17"><text:span text:style-name="Source_20_Text"><text:span text:style-name="T2"><text:s text:c="16"/>background-color: #FFCC66;</text:span></text:span></text:p>
      <text:p text:style-name="P17"><text:span text:style-name="Source_20_Text"><text:span text:style-name="T2"><text:s text:c="16"/>background-image: url("</text:span></text:span><text:span text:style-name="Strong_20_Emphasis"><text:span text:style-name="T2">NombreImagen</text:span></text:span><text:span text:style-name="Source_20_Text"><text:span text:style-name="T2">.gif");</text:span></text:span></text:p>
      <text:p text:style-name="P17"><text:span text:style-name="Source_20_Text"><text:span text:style-name="T2"><text:s text:c="16"/></text:span></text:span><text:span text:style-name="Strong_20_Emphasis"><text:span text:style-name="T2">background-repeat: no-repeat;</text:span></text:span></text:p>
      <text:p text:style-name="P17"><text:span text:style-name="Source_20_Text"><text:span text:style-name="T2"><text:s text:c="8"/>}</text:span></text:span></text:p>
      <text:p text:style-name="P16"/>
      <text:p text:style-name="P17"><text:span text:style-name="Source_20_Text"><text:span text:style-name="T2"><text:s text:c="8"/>h1 {</text:span></text:span></text:p>
      <text:p text:style-name="P17"><text:span text:style-name="Source_20_Text"><text:span text:style-name="T2"><text:s text:c="16"/>color: #990000;</text:span></text:span></text:p>
      <text:p text:style-name="P17"><text:span text:style-name="Source_20_Text"><text:span text:style-name="T2"><text:s text:c="16"/>background-color: #FC9804;</text:span></text:span></text:p>
      <text:p text:style-name="P17"><text:soft-page-break/><text:span text:style-name="Source_20_Text"><text:span text:style-name="T2"><text:s text:c="8"/>}</text:span></text:span></text:p>
      <text:h text:style-name="P8" text:outline-level="2"><text:bookmark text:name="s51"/>Fijar la imagen de fondo [background-attachment]</text:h>
      <text:p text:style-name="P13"><text:span text:style-name="T2">La propiedad </text:span><text:span text:style-name="Source_20_Text"><text:span text:style-name="T2">background-attachment</text:span></text:span><text:span text:style-name="T2"> especifica si una imagen está fija o se desplaza con el elemento contenedor.</text:span></text:p>
      <text:p text:style-name="P12">Una imagen de fondo fija no se moverá con el texto cuando el lector se desplace por la página, mientras que una imagen de fondo no fija se desplazará con el texto de la página web.</text:p>
      <text:p text:style-name="P13"><text:span text:style-name="T2">La tabla siguiente resume los dos valores posibles para la propiedad </text:span><text:span text:style-name="Source_20_Text"><text:span text:style-name="T2">background-attachment</text:span></text:span><text:span text:style-name="T2">. Haz clic en los ejemplos para ver la diferencia entre la imagen fija y la imagen que se desplaza.</text:span></text:p>
      <table:table table:name="Table2" table:style-name="Table2">
        <table:table-column table:style-name="Table2.A"/>
        <table:table-column table:style-name="Table2.B"/>
        <table:table-header-rows>
          <table:table-row table:style-name="TableLine2954545917168">
            <table:table-cell table:style-name="Table2.A1" office:value-type="string">
              <text:p text:style-name="P23">Valor</text:p>
            </table:table-cell>
            <table:table-cell table:style-name="Table2.B1" office:value-type="string">
              <text:p text:style-name="P23">Descripción</text:p>
            </table:table-cell>
          </table:table-row>
        </table:table-header-rows>
        <table:table-row table:style-name="TableLine2954545928864">
          <table:table-cell table:style-name="Table2.A2" office:value-type="string">
            <text:p text:style-name="P21"><text:span text:style-name="Source_20_Text"><text:span text:style-name="T2">Background-attachment: scroll</text:span></text:span></text:p>
          </table:table-cell>
          <table:table-cell table:style-name="Table2.B2" office:value-type="string">
            <text:p text:style-name="P22">La imagen se desplaza con la página - no está fija</text:p>
          </table:table-cell>
        </table:table-row>
        <table:table-row table:style-name="TableLine2954545925872">
          <table:table-cell table:style-name="Table2.A2" office:value-type="string">
            <text:p text:style-name="P21"><text:span text:style-name="Source_20_Text"><text:span text:style-name="T2">Background-attachment: fixed</text:span></text:span></text:p>
          </table:table-cell>
          <table:table-cell table:style-name="Table2.B2" office:value-type="string">
            <text:p text:style-name="P22">La imagen está fija</text:p>
          </table:table-cell>
        </table:table-row>
      </table:table>
      <text:p text:style-name="P12">Por ejemplo, el siguiente código fijará la imagen de fondo.</text:p>
      <text:p text:style-name="P16"/>
      <text:p text:style-name="P17"><text:span text:style-name="Source_20_Text"><text:span text:style-name="T2"><text:s text:c="8"/>body {</text:span></text:span></text:p>
      <text:p text:style-name="P17"><text:span text:style-name="Source_20_Text"><text:span text:style-name="T2"><text:s text:c="16"/>background-color: #FFCC66;</text:span></text:span></text:p>
      <text:p text:style-name="P17"><text:span text:style-name="Source_20_Text"><text:span text:style-name="T2"><text:s text:c="16"/>background-image: url("</text:span></text:span><text:span text:style-name="Strong_20_Emphasis"><text:span text:style-name="T2">NombreImagen</text:span></text:span><text:span text:style-name="Source_20_Text"><text:span text:style-name="T2">.gif");</text:span></text:span></text:p>
      <text:p text:style-name="P17"><text:span text:style-name="Source_20_Text"><text:span text:style-name="T2"><text:s text:c="16"/>background-repeat: no-repeat;</text:span></text:span></text:p>
      <text:p text:style-name="P17"><text:span text:style-name="Source_20_Text"><text:span text:style-name="T2"><text:s text:c="16"/></text:span></text:span><text:span text:style-name="Strong_20_Emphasis"><text:span text:style-name="T2">background-attachment: fixed;</text:span></text:span></text:p>
      <text:p text:style-name="P17"><text:span text:style-name="Source_20_Text"><text:span text:style-name="T2"><text:s text:c="8"/>}</text:span></text:span></text:p>
      <text:p text:style-name="P16"/>
      <text:p text:style-name="P17"><text:span text:style-name="Source_20_Text"><text:span text:style-name="T2"><text:s text:c="8"/>h1 {</text:span></text:span></text:p>
      <text:p text:style-name="P17"><text:span text:style-name="Source_20_Text"><text:span text:style-name="T2"><text:s text:c="16"/>color: #990000;</text:span></text:span></text:p>
      <text:p text:style-name="P17"><text:span text:style-name="Source_20_Text"><text:span text:style-name="T2"><text:s text:c="16"/>background-color: #FC9804;</text:span></text:span></text:p>
      <text:p text:style-name="P17"><text:span text:style-name="Source_20_Text"><text:span text:style-name="T2"><text:s text:c="8"/>}</text:span></text:span></text:p>
      <text:p text:style-name="P3"><text:span text:style-name="Source_20_Text"><text:span text:style-name="T2"><text:s text:c="6"/></text:span></text:span></text:p>
      <text:h text:style-name="P8" text:outline-level="2"><text:bookmark text:name="s6"/>Ubicación de la imagen de fondo [background-position]</text:h>
      <text:p text:style-name="P13"><text:span text:style-name="T2">Por defecto, una imagen de fondo se posiciona en la esquina superior izquierda de la pantalla. La propiedad </text:span><text:span text:style-name="Source_20_Text"><text:span text:style-name="T2">background-position</text:span></text:span><text:span text:style-name="T2"> te permitirá cambiar este valor por defecto y posicionar la imagen de fondo en cualquier lugar de la pantalla que quieras.</text:span></text:p>
      <text:p text:style-name="P13"><text:span text:style-name="T2">Hay muchas formas diferentes de establecer los valores de la propiedad </text:span><text:span text:style-name="Source_20_Text"><text:span text:style-name="T2">background-position</text:span></text:span><text:span text:style-name="T2">. Sin embargo, todas ellas se formatean como un conjunto de coordenadas. Por ejemplo, el valor '100px 200px' posiciona la imagen de fondo a 100 píxeles del margen izquierdo y a 200 píxeles del margen superior del la ventana del navegador.</text:span></text:p>
      <text:p text:style-name="P12">Las coordenadas se pueden indicar como porcentajes del ancho de la pantalla, como unidades fijas (píxeles, centímetros, etc.) o puedes usar las palabras "top" (superior), "bottom" (inferior), "center" (centro), "left" (izquierda) y "right" (derecha). El modelo siguiente ilustra cómo funciona el sistema:</text:p>
      <text:p text:style-name="P12"><text:line-break/>La tabla siguiente proporciona varios ejemplos.</text:p>
      <table:table table:name="Table3" table:style-name="Table3">
        <table:table-column table:style-name="Table3.A"/>
        <table:table-column table:style-name="Table3.B"/>
        <table:table-header-rows>
          <table:table-row table:style-name="TableLine2954545932128">
            <table:table-cell table:style-name="Table3.A1" office:value-type="string">
              <text:p text:style-name="P23">Valor</text:p>
            </table:table-cell>
            <table:table-cell table:style-name="Table3.B1" office:value-type="string">
              <text:p text:style-name="P23">Descripción</text:p>
            </table:table-cell>
          </table:table-row>
        </table:table-header-rows>
        <table:table-row table:style-name="TableLine2954545929952">
          <table:table-cell table:style-name="Table3.A2" office:value-type="string">
            <text:p text:style-name="P21"><text:span text:style-name="Source_20_Text"><text:span text:style-name="T2">background-position: 2cm 2cm</text:span></text:span></text:p>
          </table:table-cell>
          <table:table-cell table:style-name="Table3.B2" office:value-type="string">
            <text:p text:style-name="P22">La imagen se posiciona a 2 cm del margen izquierdo y a 2 cm del margen superior de la página</text:p>
          </table:table-cell>
        </table:table-row>
        <table:table-row table:style-name="TableLine2954545931584">
          <table:table-cell table:style-name="Table3.A2" office:value-type="string">
            <text:p text:style-name="P21"><text:span text:style-name="Source_20_Text"><text:span text:style-name="T2">background-position: 50% 25%</text:span></text:span></text:p>
          </table:table-cell>
          <table:table-cell table:style-name="Table3.B2" office:value-type="string">
            <text:p text:style-name="P22">La imagen se posiciona en el centro de la página y un 25 % del margen superior de la misma</text:p>
          </table:table-cell>
        </table:table-row>
        <table:table-row table:style-name="TableLine2954545920160">
          <table:table-cell table:style-name="Table3.A2" office:value-type="string">
            <text:p text:style-name="P21"><text:span text:style-name="Source_20_Text"><text:span text:style-name="T2">background-position: top right</text:span></text:span></text:p>
          </table:table-cell>
          <table:table-cell table:style-name="Table3.B2" office:value-type="string">
            <text:p text:style-name="P22">La imagen se posiciona en la esquina superior derecha de la página</text:p>
          </table:table-cell>
        </table:table-row>
      </table:table>
      <text:p text:style-name="P12"><text:soft-page-break/>El ejemplo de código siguiente posiciona la imagen de fondo en la esquina inferior derecha:</text:p>
      <text:p text:style-name="P16"/>
      <text:p text:style-name="P17"><text:span text:style-name="Source_20_Text"><text:span text:style-name="T2"><text:s text:c="8"/>body {</text:span></text:span></text:p>
      <text:p text:style-name="P17"><text:span text:style-name="Source_20_Text"><text:span text:style-name="T2"><text:s text:c="16"/>background-color: #FFCC66;</text:span></text:span></text:p>
      <text:p text:style-name="P17"><text:span text:style-name="Source_20_Text"><text:span text:style-name="T2"><text:s text:c="16"/>background-image: url("</text:span></text:span><text:span text:style-name="Strong_20_Emphasis"><text:span text:style-name="T2">NombreImagen.g</text:span></text:span><text:span text:style-name="Source_20_Text"><text:span text:style-name="T2">if");</text:span></text:span></text:p>
      <text:p text:style-name="P17"><text:span text:style-name="Source_20_Text"><text:span text:style-name="T2"><text:s text:c="16"/>background-repeat: no-repeat;</text:span></text:span></text:p>
      <text:p text:style-name="P17"><text:span text:style-name="Source_20_Text"><text:span text:style-name="T2"><text:s text:c="16"/>background-attachment: fixed;</text:span></text:span></text:p>
      <text:p text:style-name="P17"><text:span text:style-name="Source_20_Text"><text:span text:style-name="T2"><text:s text:c="16"/></text:span></text:span><text:span text:style-name="Strong_20_Emphasis"><text:span text:style-name="T2">background-position: right bottom;</text:span></text:span></text:p>
      <text:p text:style-name="P17"><text:span text:style-name="Source_20_Text"><text:span text:style-name="T2"><text:s text:c="8"/>}</text:span></text:span></text:p>
      <text:p text:style-name="P16"/>
      <text:p text:style-name="P17"><text:span text:style-name="Source_20_Text"><text:span text:style-name="T2"><text:s text:c="8"/>h1 {</text:span></text:span></text:p>
      <text:p text:style-name="P17"><text:span text:style-name="Source_20_Text"><text:span text:style-name="T2"><text:s text:c="16"/>color: #990000;</text:span></text:span></text:p>
      <text:p text:style-name="P17"><text:span text:style-name="Source_20_Text"><text:span text:style-name="T2"><text:s text:c="16"/>background-color: #FC9804;</text:span></text:span></text:p>
      <text:p text:style-name="P17"><text:span text:style-name="Source_20_Text"><text:span text:style-name="T2"><text:s text:c="8"/>}</text:span></text:span></text:p>
      <text:h text:style-name="P8" text:outline-level="2"><text:bookmark text:name="s7"/>Combinación de propiedades [background]</text:h>
      <text:p text:style-name="P13"><text:span text:style-name="T2">La propiedad </text:span><text:span text:style-name="Source_20_Text"><text:span text:style-name="T2">background</text:span></text:span><text:span text:style-name="T2"> es una forma abreviada de todas las propiedades de fondo listadas a lo largo de esta lección.</text:span></text:p>
      <text:p text:style-name="P13"><text:span text:style-name="T2">Con la propiedad </text:span><text:span text:style-name="Source_20_Text"><text:span text:style-name="T2">background</text:span></text:span><text:span text:style-name="T2"> se pueden comprimir varias propiedades, y así escribir una hoja de estilo de forma más abreviada, lo que facilitará su lectura.</text:span></text:p>
      <text:p text:style-name="P12">Por ejemplo, observa estas cinco líneas de código:</text:p>
      <text:p text:style-name="P16"/>
      <text:p text:style-name="P17"><text:span text:style-name="Source_20_Text"><text:span text:style-name="T2"><text:s text:c="8"/>background-color: #FFCC66;</text:span></text:span></text:p>
      <text:p text:style-name="P17"><text:span text:style-name="Source_20_Text"><text:span text:style-name="T2"><text:s text:c="8"/>background-image: url("</text:span></text:span><text:span text:style-name="Strong_20_Emphasis"><text:span text:style-name="T2">NombreImagen</text:span></text:span><text:span text:style-name="Source_20_Text"><text:span text:style-name="T2">.gif");</text:span></text:span></text:p>
      <text:p text:style-name="P17"><text:span text:style-name="Source_20_Text"><text:span text:style-name="T2"><text:s text:c="8"/>background-repeat: no-repeat;</text:span></text:span></text:p>
      <text:p text:style-name="P17"><text:span text:style-name="Source_20_Text"><text:span text:style-name="T2"><text:s text:c="8"/>background-attachment: fixed;</text:span></text:span></text:p>
      <text:p text:style-name="P17"><text:span text:style-name="Source_20_Text"><text:span text:style-name="T2"><text:s text:c="8"/>background-position: right bottom;</text:span></text:span></text:p>
      <text:p text:style-name="P3"><text:span text:style-name="Source_20_Text"><text:span text:style-name="T2"><text:s text:c="8"/></text:span></text:span></text:p>
      <text:p text:style-name="P13"><text:span text:style-name="T2">Usando </text:span><text:span text:style-name="Source_20_Text"><text:span text:style-name="T2">background</text:span></text:span><text:span text:style-name="T2"> se puede lograr el mismo resultado con una única línea de código:</text:span></text:p>
      <text:p text:style-name="P16"/>
      <text:p text:style-name="P17"><text:span text:style-name="Source_20_Text"><text:span text:style-name="T2"><text:s text:c="8"/>background: #FFCC66 url("</text:span></text:span><text:span text:style-name="Strong_20_Emphasis"><text:span text:style-name="T2">NombreImagen </text:span></text:span><text:span text:style-name="Source_20_Text"><text:span text:style-name="T2">.gif") no-repeat fixed right bottom;</text:span></text:span></text:p>
      <text:p text:style-name="P3"><text:span text:style-name="Source_20_Text"><text:span text:style-name="T2"><text:s text:c="8"/></text:span></text:span></text:p>
      <text:p text:style-name="P12">El orden en que deben aparecer las propiedades individuales es el siguiente:</text:p>
      <text:p text:style-name="P13"><text:span text:style-name="Source_20_Text"><text:span text:style-name="T2">[background-color]</text:span></text:span><text:span text:style-name="T2"> | </text:span><text:span text:style-name="Source_20_Text"><text:span text:style-name="T2">[background-image]</text:span></text:span><text:span text:style-name="T2"> | </text:span><text:span text:style-name="Source_20_Text"><text:span text:style-name="T2">[background-repeat]</text:span></text:span><text:span text:style-name="T2">| </text:span><text:span text:style-name="Source_20_Text"><text:span text:style-name="T2">[background-attachment]</text:span></text:span><text:span text:style-name="T2"> | </text:span><text:span text:style-name="Source_20_Text"><text:span text:style-name="T2">[background-position]</text:span></text:span></text:p>
      <text:p text:style-name="P13"><text:span text:style-name="T2">Si se omite alguna propiedad, de forma automática ésta se establecerá con su valor por defecto. Por ejemplo, si se omiten las propiedades </text:span><text:span text:style-name="Source_20_Text"><text:span text:style-name="T2">background-attachment</text:span></text:span><text:span text:style-name="T2"> y </text:span><text:span text:style-name="Source_20_Text"><text:span text:style-name="T2">background-position</text:span></text:span><text:span text:style-name="T2"> del ejemplo anterior, quedando el código de la siguiente manera:</text:span></text:p>
      <text:p text:style-name="P16"/>
      <text:p text:style-name="P17"><text:span text:style-name="Source_20_Text"><text:span text:style-name="T2"><text:s text:c="8"/>background: #FFCC66 url("</text:span></text:span><text:span text:style-name="Strong_20_Emphasis"><text:span text:style-name="T2">NombreImagen </text:span></text:span><text:span text:style-name="Source_20_Text"><text:span text:style-name="T2">.gif") no-repeat;</text:span></text:span></text:p>
      <text:p text:style-name="P3"><text:span text:style-name="Source_20_Text"><text:span text:style-name="T2"><text:s text:c="8"/></text:span></text:span></text:p>
      <text:p text:style-name="P13"><text:span text:style-name="T2">Estas dos propiedades que no se especifican se establecerían, sin más, con sus valores por defecto, que, como ya sabes, son </text:span><text:span text:style-name="Source_20_Text"><text:span text:style-name="T2">scroll</text:span></text:span><text:span text:style-name="T2"> y </text:span><text:span text:style-name="Source_20_Text"><text:span text:style-name="T2">top left</text:span></text:span><text:span text:style-name="T2">.</text:span></text:p>
      <text:h text:style-name="Heading_20_2"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 e</meta:initial-creator>
    <meta:creation-date>2012-01-08T22:51:48.09</meta:creation-date>
    <dc:date>2020-01-07T11:45:43.817000000</dc:date>
    <meta:editing-duration>PT25M59S</meta:editing-duration>
    <meta:editing-cycles>5</meta:editing-cycles>
    <meta:generator>LibreOffice/7.1.4.2$Windows_X86_64 LibreOffice_project/a529a4fab45b75fefc5b6226684193eb000654f6</meta:generator>
    <meta:document-statistic meta:table-count="3" meta:image-count="0" meta:object-count="0" meta:page-count="8" meta:paragraph-count="276" meta:word-count="2079" meta:character-count="15403" meta:non-whitespace-character-count="12004"/>
  </office:meta>
</office:document-meta>
</file>